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94c1" officeooo:paragraph-rsid="000394c1" style:font-weight-asian="bold" style:font-weight-complex="bold"/>
    </style:style>
    <style:style style:name="P2" style:family="paragraph" style:parent-style-name="Standard">
      <style:text-properties fo:font-weight="bold" officeooo:rsid="000ff962" officeooo:paragraph-rsid="0004f7fb" style:font-weight-asian="bold" style:font-weight-complex="bold"/>
    </style:style>
    <style:style style:name="P3" style:family="paragraph" style:parent-style-name="Standard">
      <style:text-properties fo:font-weight="normal" officeooo:rsid="0004f7fb" officeooo:paragraph-rsid="0004f7fb" style:font-weight-asian="normal" style:font-weight-complex="normal"/>
    </style:style>
    <style:style style:name="P4" style:family="paragraph" style:parent-style-name="Standard">
      <style:text-properties fo:font-style="normal" fo:font-weight="normal" officeooo:rsid="0004f7fb" officeooo:paragraph-rsid="0004f7f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text-position="0% 100%" fo:font-weight="bold" officeooo:rsid="000ff962" officeooo:paragraph-rsid="000509a9" style:font-weight-asian="bold" style:font-weight-complex="bold"/>
    </style:style>
    <style:style style:name="P6" style:family="paragraph" style:parent-style-name="Standard">
      <style:text-properties style:text-position="0% 100%" fo:font-weight="normal" officeooo:rsid="000ff962" officeooo:paragraph-rsid="000509a9" style:font-weight-asian="normal" style:font-weight-complex="normal"/>
    </style:style>
    <style:style style:name="P7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  <style:text-properties fo:language="sv" fo:country="SE" fo:font-weight="normal" officeooo:rsid="000e0344" officeooo:paragraph-rsid="0004f7fb" style:font-weight-asian="normal" style:font-weight-complex="normal"/>
    </style:style>
    <style:style style:name="P8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  <style:text-properties fo:language="sv" fo:country="SE" fo:font-weight="normal" officeooo:rsid="000ff962" officeooo:paragraph-rsid="0004f7fb" style:font-weight-asian="normal" style:font-weight-complex="normal"/>
    </style:style>
    <style:style style:name="P9" style:family="paragraph" style:parent-style-name="Standard">
      <style:paragraph-properties style:writing-mode="lr-tb"/>
      <style:text-properties fo:font-weight="bold" officeooo:rsid="000509a9" officeooo:paragraph-rsid="000509a9" style:font-weight-asian="bold" style:font-weight-complex="bold"/>
    </style:style>
    <style:style style:name="P10" style:family="paragraph" style:parent-style-name="Standard">
      <style:paragraph-properties style:writing-mode="lr-tb"/>
      <style:text-properties style:text-position="0% 100%" fo:font-weight="normal" officeooo:rsid="000ff962" officeooo:paragraph-rsid="000509a9" style:font-weight-asian="normal" style:font-weight-complex="normal"/>
    </style:style>
    <style:style style:name="P11" style:family="paragraph" style:parent-style-name="Standard">
      <style:paragraph-properties fo:break-before="page" style:writing-mode="lr-tb"/>
      <style:text-properties fo:font-weight="bold" officeooo:rsid="000509a9" officeooo:paragraph-rsid="000509a9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normal" style:font-style-asian="normal" style:font-style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normal" officeooo:rsid="000509a9" style:font-style-asian="normal" style:font-style-complex="normal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italic" officeooo:rsid="000509a9" style:font-style-asian="italic" style:font-style-complex="italic"/>
    </style:style>
    <style:style style:name="T10" style:family="text">
      <style:text-properties style:text-position="0% 100%" officeooo:rsid="000509a9"/>
    </style:style>
    <style:style style:name="T11" style:family="text">
      <style:text-properties style:text-position="0% 100%" fo:font-weight="bold" officeooo:rsid="000ff962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hitungan Voltage Divider</text:p>
      <text:p text:style-name="P8">Rumus Tegangan pada: V1 = <draw:frame draw:style-name="fr2" draw:name="Object5" text:anchor-type="as-char" svg:y="-0.2437in" svg:width="1.8256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>Rumus Tegangan pada: V2 = <text:s/><draw:frame draw:style-name="fr2" draw:name="Object6" text:anchor-type="as-char" svg:y="-0.2437in" svg:width="1.5783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Rumus Tegangan pada: V3 = <text:s/><draw:frame draw:style-name="fr2" draw:name="Object7" text:anchor-type="as-char" svg:y="-0.2437in" svg:width="1.5898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"/>
      <text:p text:style-name="P1">Perhitungan Differential Amplifier</text:p>
      <text:p text:style-name="P3">Pengambilan input:</text:p>
      <text:p text:style-name="P3">- V<text:span text:style-name="T3">1</text:span><text:span text:style-name="T5"> digunakan oleh </text:span><text:span text:style-name="T8">inverting terminal </text:span><text:span text:style-name="T7">(-)</text:span></text:p>
      <text:p text:style-name="P4"><text:span text:style-name="T5">- V</text:span><text:span text:style-name="T3">2</text:span><text:span text:style-name="T5"> digunakan oleh </text:span><text:span text:style-name="T9">non-</text:span><text:span text:style-name="T8">inverting terminal </text:span><text:span text:style-name="T10">(+)</text:span></text:p>
      <text:p text:style-name="P4"><text:span text:style-name="T5"/></text:p>
      <text:p text:style-name="P3">Karena nilai resistor pada <text:span text:style-name="T1">Differential Amplifier </text:span><text:span text:style-name="T2">identik, maka gain adalah 1, </text:span></text:p>
      <text:p text:style-name="P3"><text:span text:style-name="T2">sehingga persamaan untuk tegangan output V</text:span><text:span text:style-name="T4">OUT</text:span><text:span text:style-name="T6"> adalah:</text:span></text:p>
      <text:p text:style-name="P3"><text:span text:style-name="T6"><draw:frame draw:style-name="fr1" draw:name="Object1" text:anchor-type="as-char" svg:y="-0.1484in" svg:width="1.2118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text:span text:style-name="T6"/></text:p>
      <text:p text:style-name="P3"><text:span text:style-name="T6"/></text:p>
      <text:p text:style-name="P9"><text:span text:style-name="T6">Vin = -3 V</text:span></text:p>
      <text:p text:style-name="P6"><draw:frame draw:style-name="fr2" draw:name="Object8" text:anchor-type="as-char" svg:y="-0.2437in" svg:width="2.1457in" svg:height="0.3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><text:span text:style-name="T2"><draw:frame draw:style-name="fr2" draw:name="Object9" text:anchor-type="as-char" svg:y="-0.2437in" svg:width="2.0516in" svg:height="0.392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0"><text:span text:style-name="T6"/></text:p>
      <text:p text:style-name="P10"><text:span text:style-name="T2"><draw:frame draw:style-name="fr1" draw:name="Object2" text:anchor-type="as-char" svg:y="-0.152in" svg:width="2.5898in" svg:height="0.2134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9"><text:span text:style-name="T6"/></text:p>
      <text:p text:style-name="P9"><text:span text:style-name="T6"/></text:p>
      <text:p text:style-name="P9"><text:span text:style-name="T6">Vin = -2 V</text:span></text:p>
      <text:p text:style-name="P6"><draw:frame draw:style-name="fr2" draw:name="Object13" text:anchor-type="as-char" svg:y="-0.2437in" svg:width="2.0598in" svg:height="0.39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0"><text:span text:style-name="T2"><draw:frame draw:style-name="fr2" draw:name="Object14" text:anchor-type="as-char" svg:y="-0.2437in" svg:width="1.9228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0"><text:span text:style-name="T6"/></text:p>
      <text:p text:style-name="P10"><text:span text:style-name="T2"><draw:frame draw:style-name="fr1" draw:name="Object3" text:anchor-type="as-char" svg:y="-0.152in" svg:width="2.1764in" svg:height="0.2134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0"><text:span text:style-name="T2"/></text:p>
      <text:p text:style-name="P5">Vin = 1 V</text:p>
      <text:p text:style-name="P6"><draw:frame draw:style-name="fr2" draw:name="Object17" text:anchor-type="as-char" svg:y="-0.2437in" svg:width="1.8953in" svg:height="0.39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0"><text:span text:style-name="T6"><draw:frame draw:style-name="fr2" draw:name="Object18" text:anchor-type="as-char" svg:y="-0.2437in" svg:width="1.802in" svg:height="0.392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9"><text:span text:style-name="T6"/></text:p>
      <text:p text:style-name="P9"><text:span text:style-name="T6"><draw:frame draw:style-name="fr1" draw:name="Object4" text:anchor-type="as-char" svg:y="-0.1484in" svg:width="2.2311in" svg:height="0.2091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1"><text:span text:style-name="T6">Vin = 2 V</text:span></text:p>
      <text:p text:style-name="P6"><draw:frame draw:style-name="fr2" draw:name="Object21" text:anchor-type="as-char" svg:y="-0.2437in" svg:width="1.8102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0"><text:span text:style-name="T2"><draw:frame draw:style-name="fr2" draw:name="Object22" text:anchor-type="as-char" svg:y="-0.2437in" svg:width="1.6736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0"><text:span text:style-name="T6"/></text:p>
      <text:p text:style-name="P10"><text:span text:style-name="T2"><draw:frame draw:style-name="fr1" draw:name="Object10" text:anchor-type="as-char" svg:y="-0.1484in" svg:width="1.9339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0"><text:span text:style-name="T2"/></text:p>
      <text:p text:style-name="P9"><text:span text:style-name="T6"/></text:p>
      <text:p text:style-name="P9"><text:span text:style-name="T6">Vin = 3 V</text:span></text:p>
      <text:p text:style-name="P6"><draw:frame draw:style-name="fr2" draw:name="Object25" text:anchor-type="as-char" svg:y="-0.2437in" svg:width="1.8965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"><text:span text:style-name="T2"><draw:frame draw:style-name="fr2" draw:name="Object26" text:anchor-type="as-char" svg:y="-0.2437in" svg:width="1.802in" svg:height="0.392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0"><text:span text:style-name="T6"/></text:p>
      <text:p text:style-name="P10"><text:span text:style-name="T2"><draw:frame draw:style-name="fr1" draw:name="Object11" text:anchor-type="as-char" svg:y="-0.1484in" svg:width="2.3701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9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2:26:34.186359604</meta:creation-date>
    <dc:date>2021-08-30T13:13:49.138653836</dc:date>
    <meta:editing-duration>PT11M3S</meta:editing-duration>
    <meta:editing-cycles>3</meta:editing-cycles>
    <meta:generator>LibreOffice/7.1.4.2$Linux_X86_64 LibreOffice_project/10$Build-2</meta:generator>
    <meta:document-statistic meta:table-count="0" meta:image-count="0" meta:object-count="19" meta:page-count="2" meta:paragraph-count="31" meta:word-count="87" meta:character-count="454" meta:non-whitespace-character-count="379"/>
  </office:meta>
</office:document-meta>
</file>

<file path=Object 1/content.xml><?xml version="1.0" encoding="utf-8"?>
<math xmlns="http://www.w3.org/1998/Math/MathML" display="block">
  <semantics>
    <mrow>
      <mfrac>
        <mi>R</mi>
        <mrow>
          <mi>R</mi>
          <mo stretchy="false">+</mo>
          <mi>R</mi>
          <mo stretchy="false">+</mo>
          <mi>R</mi>
          <mo stretchy="false">+</mo>
          <mi>R</mi>
        </mrow>
      </mfrac>
      <mrow>
        <mspace width="2em"/>
        <mo stretchy="false">=</mo>
        <mspace width="2em"/>
      </mrow>
      <mfrac>
        <mn>1</mn>
        <mn>4</mn>
      </mfrac>
      <mi mathvariant="italic">Vin</mi>
    </mrow>
    <annotation encoding="StarMath 5.0">R over { R + R + R + R } ~=~ 1 over 4 Vin</annotation>
  </semantics>
</math>
</file>

<file path=Object 10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row>
          <mspace width="2em"/>
          <mo stretchy="false">−</mo>
          <mn>1</mn>
          <mo stretchy="false">−</mo>
          <mrow>
            <mo fence="true" form="prefix" stretchy="false">(</mo>
            <mrow>
              <mrow>
                <mo stretchy="false">−</mo>
                <mn>1.5</mn>
              </mrow>
            </mrow>
            <mo fence="true" form="postfix" stretchy="false">)</mo>
          </mrow>
        </mrow>
      </mrow>
      <mrow>
        <mspace width="2em"/>
        <mo stretchy="false">=</mo>
        <mspace width="2em"/>
      </mrow>
      <mn>0.5</mn>
      <mi>V</mi>
    </mrow>
    <annotation encoding="StarMath 5.0">V_OUT ~=~ -1 - ( -1.5 ) ~=~ 0.5 V</annotation>
  </semantics>
</math>
</file>

<file path=Object 11/content.xml><?xml version="1.0" encoding="utf-8"?>
<math xmlns="http://www.w3.org/1998/Math/MathML" display="block">
  <semantics>
    <mrow>
      <msub>
        <mi>V</mi>
        <mn>2</mn>
      </msub>
      <mrow>
        <mspace width="2em"/>
        <mo stretchy="false">=</mo>
        <mspace width="2em"/>
      </mrow>
      <mfrac>
        <mn>1</mn>
        <mn>2</mn>
      </mfrac>
      <mi>x</mi>
      <mrow>
        <mo fence="true" form="prefix" stretchy="false">(</mo>
        <mrow>
          <mrow>
            <mn>2</mn>
            <mi>V</mi>
          </mrow>
        </mrow>
        <mo fence="true" form="postfix" stretchy="false">)</mo>
      </mrow>
      <mrow>
        <mspace width="2em"/>
        <mo stretchy="false">=</mo>
        <mspace width="2em"/>
      </mrow>
      <mn>0.5</mn>
      <mi>V</mi>
    </mrow>
    <annotation encoding="StarMath 5.0">V_2 ~=~ 1 over 2 x (2V) ~=~ 0.5 V</annotation>
  </semantics>
</math>
</file>

<file path=Object 12/content.xml><?xml version="1.0" encoding="utf-8"?>
<math xmlns="http://www.w3.org/1998/Math/MathML" display="block">
  <semantics>
    <mrow>
      <msub>
        <mi>V</mi>
        <mn>1</mn>
      </msub>
      <mrow>
        <mspace width="2em"/>
        <mo stretchy="false">=</mo>
        <mspace width="2em"/>
      </mrow>
      <mfrac>
        <mn>3</mn>
        <mn>4</mn>
      </mfrac>
      <mi>x</mi>
      <mrow>
        <mo fence="true" form="prefix" stretchy="false">(</mo>
        <mrow>
          <mrow>
            <mn>1</mn>
            <mi>V</mi>
          </mrow>
        </mrow>
        <mo fence="true" form="postfix" stretchy="false">)</mo>
      </mrow>
      <mrow>
        <mspace width="2em"/>
        <mo stretchy="false">=</mo>
        <mspace width="2em"/>
      </mrow>
      <mn>0.75</mn>
      <mi>V</mi>
    </mrow>
    <annotation encoding="StarMath 5.0">V_1 ~=~ 3 over 4 x (1V) ~=~ 0.75 V</annotation>
  </semantics>
</math>
</file>

<file path=Object 13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row>
        <mn>0.5</mn>
        <mo stretchy="false">−</mo>
        <mn>0.75</mn>
      </mrow>
      <mrow>
        <mspace width="2em"/>
        <mo stretchy="false">=</mo>
        <mrow>
          <mspace width="2em"/>
          <mo stretchy="false">−</mo>
          <mn>0.25</mn>
        </mrow>
      </mrow>
      <mi>V</mi>
    </mrow>
    <annotation encoding="StarMath 5.0">V_OUT ~=~ 0.5 - 0.75 ~=~ -0.25 V</annotation>
  </semantics>
</math>
</file>

<file path=Object 14/content.xml><?xml version="1.0" encoding="utf-8"?>
<math xmlns="http://www.w3.org/1998/Math/MathML" display="block">
  <semantics>
    <mrow>
      <msub>
        <mi>V</mi>
        <mn>2</mn>
      </msub>
      <mrow>
        <mspace width="2em"/>
        <mo stretchy="false">=</mo>
        <mspace width="2em"/>
      </mrow>
      <mfrac>
        <mn>1</mn>
        <mn>2</mn>
      </mfrac>
      <mi>x</mi>
      <mrow>
        <mo fence="true" form="prefix" stretchy="false">(</mo>
        <mrow>
          <mrow>
            <mn>2</mn>
            <mi>V</mi>
          </mrow>
        </mrow>
        <mo fence="true" form="postfix" stretchy="false">)</mo>
      </mrow>
      <mrow>
        <mspace width="2em"/>
        <mo stretchy="false">=</mo>
        <mspace width="2em"/>
      </mrow>
      <mn>1</mn>
      <mi>V</mi>
    </mrow>
    <annotation encoding="StarMath 5.0">V_2 ~=~ 1 over 2 x (2V) ~=~ 1 V</annotation>
  </semantics>
</math>
</file>

<file path=Object 15/content.xml><?xml version="1.0" encoding="utf-8"?>
<math xmlns="http://www.w3.org/1998/Math/MathML" display="block">
  <semantics>
    <mrow>
      <msub>
        <mi>V</mi>
        <mn>1</mn>
      </msub>
      <mrow>
        <mspace width="2em"/>
        <mo stretchy="false">=</mo>
        <mspace width="2em"/>
      </mrow>
      <mfrac>
        <mn>3</mn>
        <mn>4</mn>
      </mfrac>
      <mi>x</mi>
      <mrow>
        <mo fence="true" form="prefix" stretchy="false">(</mo>
        <mrow>
          <mrow>
            <mn>2</mn>
            <mi>V</mi>
          </mrow>
        </mrow>
        <mo fence="true" form="postfix" stretchy="false">)</mo>
      </mrow>
      <mrow>
        <mspace width="2em"/>
        <mo stretchy="false">=</mo>
        <mspace width="2em"/>
      </mrow>
      <mn>1.5</mn>
      <mi>V</mi>
    </mrow>
    <annotation encoding="StarMath 5.0">V_1 ~=~ 3 over 4 x (2V) ~=~ 1.5 V</annotation>
  </semantics>
</math>
</file>

<file path=Object 16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row>
        <mn>1</mn>
        <mo stretchy="false">−</mo>
        <mn>1.5</mn>
      </mrow>
      <mrow>
        <mspace width="2em"/>
        <mo stretchy="false">=</mo>
        <mrow>
          <mspace width="2em"/>
          <mo stretchy="false">−</mo>
          <mn>0.5</mn>
        </mrow>
      </mrow>
      <mi>V</mi>
    </mrow>
    <annotation encoding="StarMath 5.0">V_OUT ~=~ 1 - 1.5 ~=~ -0.5 V</annotation>
  </semantics>
</math>
</file>

<file path=Object 17/content.xml><?xml version="1.0" encoding="utf-8"?>
<math xmlns="http://www.w3.org/1998/Math/MathML" display="block">
  <semantics>
    <mrow>
      <msub>
        <mi>V</mi>
        <mn>2</mn>
      </msub>
      <mrow>
        <mspace width="2em"/>
        <mo stretchy="false">=</mo>
        <mspace width="2em"/>
      </mrow>
      <mfrac>
        <mn>1</mn>
        <mn>2</mn>
      </mfrac>
      <mi>x</mi>
      <mrow>
        <mo fence="true" form="prefix" stretchy="false">(</mo>
        <mrow>
          <mrow>
            <mn>3</mn>
            <mi>V</mi>
          </mrow>
        </mrow>
        <mo fence="true" form="postfix" stretchy="false">)</mo>
      </mrow>
      <mrow>
        <mspace width="2em"/>
        <mo stretchy="false">=</mo>
        <mspace width="2em"/>
      </mrow>
      <mn>1.5</mn>
      <mi>V</mi>
    </mrow>
    <annotation encoding="StarMath 5.0">V_2 ~=~ 1 over 2 x (3V) ~=~ 1.5 V</annotation>
  </semantics>
</math>
</file>

<file path=Object 18/content.xml><?xml version="1.0" encoding="utf-8"?>
<math xmlns="http://www.w3.org/1998/Math/MathML" display="block">
  <semantics>
    <mrow>
      <msub>
        <mi>V</mi>
        <mn>1</mn>
      </msub>
      <mrow>
        <mspace width="2em"/>
        <mo stretchy="false">=</mo>
        <mspace width="2em"/>
      </mrow>
      <mfrac>
        <mn>3</mn>
        <mn>4</mn>
      </mfrac>
      <mi>x</mi>
      <mrow>
        <mo fence="true" form="prefix" stretchy="false">(</mo>
        <mrow>
          <mrow>
            <mn>3</mn>
            <mi>V</mi>
          </mrow>
        </mrow>
        <mo fence="true" form="postfix" stretchy="false">)</mo>
      </mrow>
      <mrow>
        <mspace width="2em"/>
        <mo stretchy="false">=</mo>
        <mspace width="2em"/>
      </mrow>
      <mn>2.25</mn>
      <mi>V</mi>
    </mrow>
    <annotation encoding="StarMath 5.0">V_1 ~=~ 3 over 4 x (3V) ~=~ 2.25 V</annotation>
  </semantics>
</math>
</file>

<file path=Object 19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row>
          <mspace width="2em"/>
          <mo stretchy="false">−</mo>
          <mn>1.5</mn>
          <mo stretchy="false">−</mo>
          <mn>2.25</mn>
        </mrow>
      </mrow>
      <mi>V</mi>
      <mrow>
        <mspace width="2em"/>
        <mo stretchy="false">=</mo>
        <mspace width="2em"/>
      </mrow>
      <mn>0.75</mn>
      <mi>V</mi>
    </mrow>
    <annotation encoding="StarMath 5.0">V_OUT ~=~ -1.5 - 2.25V ~=~ 0.75 V</annotation>
  </semantics>
</math>
</file>

<file path=Object 2/content.xml><?xml version="1.0" encoding="utf-8"?>
<math xmlns="http://www.w3.org/1998/Math/MathML" display="block">
  <semantics>
    <mrow>
      <mfrac>
        <mrow>
          <mi>R</mi>
          <mo stretchy="false">+</mo>
          <mi>R</mi>
          <mo stretchy="false">+</mo>
          <mi>R</mi>
        </mrow>
        <mrow>
          <mi>R</mi>
          <mo stretchy="false">+</mo>
          <mi>R</mi>
          <mo stretchy="false">+</mo>
          <mi>R</mi>
          <mo stretchy="false">+</mo>
          <mi>R</mi>
        </mrow>
      </mfrac>
      <mi mathvariant="italic">Vin</mi>
      <mrow>
        <mspace width="2em"/>
        <mo stretchy="false">=</mo>
        <mspace width="2em"/>
      </mrow>
      <mfrac>
        <mn>3</mn>
        <mn>4</mn>
      </mfrac>
      <mi mathvariant="italic">Vin</mi>
    </mrow>
    <annotation encoding="StarMath 5.0">{R+R+R} over { R + R + R + R } Vin ~=~ 3 over 4 Vin</annotation>
  </semantics>
</math>
</file>

<file path=Object 3/content.xml><?xml version="1.0" encoding="utf-8"?>
<math xmlns="http://www.w3.org/1998/Math/MathML" display="block">
  <semantics>
    <mrow>
      <mfrac>
        <mrow>
          <mi>R</mi>
          <mo stretchy="false">+</mo>
          <mi>R</mi>
        </mrow>
        <mrow>
          <mi>R</mi>
          <mo stretchy="false">+</mo>
          <mi>R</mi>
          <mo stretchy="false">+</mo>
          <mi>R</mi>
          <mo stretchy="false">+</mo>
          <mi>R</mi>
        </mrow>
      </mfrac>
      <mrow>
        <mspace width="2em"/>
        <mo stretchy="false">=</mo>
        <mspace width="2em"/>
      </mrow>
      <mfrac>
        <mn>1</mn>
        <mn>2</mn>
      </mfrac>
      <mi mathvariant="italic">Vin</mi>
    </mrow>
    <annotation encoding="StarMath 5.0">{ R + R } over { R + R + R + R } ~=~ 1 over 2 Vin</annotation>
  </semantics>
</math>
</file>

<file path=Object 4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row>
        <msub>
          <mi>V</mi>
          <mn>2</mn>
        </msub>
        <mo stretchy="false">−</mo>
        <msub>
          <mi>V</mi>
          <mn>1</mn>
        </msub>
      </mrow>
    </mrow>
    <annotation encoding="StarMath 5.0">V_OUT ~=~ V_2 - V_1</annotation>
  </semantics>
</math>
</file>

<file path=Object 5/content.xml><?xml version="1.0" encoding="utf-8"?>
<math xmlns="http://www.w3.org/1998/Math/MathML" display="block">
  <semantics>
    <mrow>
      <msub>
        <mi>V</mi>
        <mn>2</mn>
      </msub>
      <mrow>
        <mspace width="2em"/>
        <mo stretchy="false">=</mo>
        <mspace width="2em"/>
      </mrow>
      <mfrac>
        <mn>1</mn>
        <mn>2</mn>
      </mfrac>
      <mi>x</mi>
      <mrow>
        <mo fence="true" form="prefix" stretchy="false">(</mo>
        <mrow>
          <mrow>
            <mrow>
              <mo stretchy="false">−</mo>
              <mn>3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.5</mn>
        </mrow>
      </mrow>
      <mi>V</mi>
    </mrow>
    <annotation encoding="StarMath 5.0">V_2 ~=~ 1 over 2 x (-3V) ~=~ -1.5 V</annotation>
  </semantics>
</math>
</file>

<file path=Object 6/content.xml><?xml version="1.0" encoding="utf-8"?>
<math xmlns="http://www.w3.org/1998/Math/MathML" display="block">
  <semantics>
    <mrow>
      <msub>
        <mi>V</mi>
        <mn>1</mn>
      </msub>
      <mrow>
        <mspace width="2em"/>
        <mo stretchy="false">=</mo>
        <mspace width="2em"/>
      </mrow>
      <mfrac>
        <mn>3</mn>
        <mn>4</mn>
      </mfrac>
      <mi>x</mi>
      <mrow>
        <mo fence="true" form="prefix" stretchy="false">(</mo>
        <mrow>
          <mrow>
            <mrow>
              <mo stretchy="false">−</mo>
              <mn>3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2.25</mn>
        </mrow>
      </mrow>
      <mi>V</mi>
    </mrow>
    <annotation encoding="StarMath 5.0">V_1 ~=~ 3 over 4 x (-3V) ~=~ -2.25 V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row>
        <mrow>
          <mo fence="true" form="prefix" stretchy="false">(</mo>
          <mrow>
            <mrow>
              <mo stretchy="false">−</mo>
              <mn>1.5</mn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o stretchy="false">−</mo>
              <mn>2.25</mn>
            </mrow>
          </mrow>
          <mo fence="true" form="postfix" stretchy="false">)</mo>
        </mrow>
      </mrow>
      <mrow>
        <mspace width="2em"/>
        <mo stretchy="false">=</mo>
        <mspace width="2em"/>
      </mrow>
      <mn>0.75</mn>
      <mi>V</mi>
    </mrow>
    <annotation encoding="StarMath 5.0">V_OUT ~=~ ( -1.5 ) - ( -2.25 ) ~=~ 0.75 V</annotation>
  </semantics>
</math>
</file>

<file path=Object 8/content.xml><?xml version="1.0" encoding="utf-8"?>
<math xmlns="http://www.w3.org/1998/Math/MathML" display="block">
  <semantics>
    <mrow>
      <msub>
        <mi>V</mi>
        <mn>2</mn>
      </msub>
      <mrow>
        <mspace width="2em"/>
        <mo stretchy="false">=</mo>
        <mspace width="2em"/>
      </mrow>
      <mfrac>
        <mn>1</mn>
        <mn>2</mn>
      </mfrac>
      <mi>x</mi>
      <mrow>
        <mo fence="true" form="prefix" stretchy="false">(</mo>
        <mrow>
          <mrow>
            <mrow>
              <mo stretchy="false">−</mo>
              <mn>2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</mn>
        </mrow>
      </mrow>
      <mi>V</mi>
    </mrow>
    <annotation encoding="StarMath 5.0">V_2 ~=~ 1 over 2 x (-2V) ~=~ -1 V</annotation>
  </semantics>
</math>
</file>

<file path=Object 9/content.xml><?xml version="1.0" encoding="utf-8"?>
<math xmlns="http://www.w3.org/1998/Math/MathML" display="block">
  <semantics>
    <mrow>
      <msub>
        <mi>V</mi>
        <mn>1</mn>
      </msub>
      <mrow>
        <mspace width="2em"/>
        <mo stretchy="false">=</mo>
        <mspace width="2em"/>
      </mrow>
      <mfrac>
        <mn>3</mn>
        <mn>4</mn>
      </mfrac>
      <mi>x</mi>
      <mrow>
        <mo fence="true" form="prefix" stretchy="false">(</mo>
        <mrow>
          <mrow>
            <mrow>
              <mo stretchy="false">−</mo>
              <mn>2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.5</mn>
        </mrow>
      </mrow>
      <mi>V</mi>
    </mrow>
    <annotation encoding="StarMath 5.0">V_1 ~=~ 3 over 4 x (-2V) ~=~ -1.5 V</annotation>
  </semantics>
</math>
</file>